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svg:stroke-color="#00a65d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ed1c24" draw:shadow="hidden"/>
    </style:style>
    <style:style style:name="gr3" style:family="graphic" style:parent-style-name="standard">
      <style:graphic-properties draw:fill-color="#fdc578" draw:textarea-horizontal-align="justify" draw:textarea-vertical-align="middle" draw:auto-grow-height="false" fo:min-height="1.833cm" fo:min-width="1.765cm" draw:shadow="hidden"/>
    </style:style>
    <style:style style:name="gr4" style:family="graphic" style:parent-style-name="standard">
      <style:graphic-properties draw:fill-color="#89c765" draw:textarea-horizontal-align="justify" draw:textarea-vertical-align="middle" draw:auto-grow-height="false" fo:min-height="1.91cm" fo:min-width="1.406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 style:list-style-name="L1">
      <style:graphic-properties svg:stroke-color="#000000" draw:fill-color="#c2e0ae" draw:textarea-horizontal-align="justify" draw:textarea-vertical-align="middle" draw:auto-grow-height="false" fo:min-height="2.306cm" fo:min-width="0cm" draw:shadow="hidden"/>
    </style:style>
    <style:style style:name="gr7" style:family="graphic" style:parent-style-name="standard">
      <style:graphic-properties draw:fill-color="#5565af" draw:textarea-horizontal-align="justify" draw:textarea-vertical-align="middle" draw:auto-grow-height="false" fo:min-height="1.274cm" fo:min-width="2.584cm" draw:shadow="hidden"/>
    </style:style>
    <style:style style:name="gr8" style:family="graphic" style:parent-style-name="standard">
      <style:graphic-properties svg:stroke-color="#000000" draw:fill-color="#c2e0ae" draw:textarea-horizontal-align="justify" draw:textarea-vertical-align="middle" draw:auto-grow-height="false" fo:min-height="0.206cm" fo:min-width="4.868cm" draw:shadow="hidden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 draw:shadow="hidden"/>
    </style:style>
    <style:style style:name="gr10" style:family="graphic" style:parent-style-name="standard">
      <style:graphic-properties draw:fill-color="#fff450" draw:textarea-horizontal-align="justify" draw:textarea-vertical-align="middle" draw:auto-grow-height="false" fo:min-height="1.18cm" fo:min-width="4.953cm" fo:wrap-option="no-wrap" draw:shadow="hidden"/>
    </style:style>
    <style:style style:name="gr11" style:family="graphic" style:parent-style-name="standard">
      <style:graphic-properties draw:fill-color="#fff450" draw:textarea-horizontal-align="justify" draw:textarea-vertical-align="middle" draw:auto-grow-height="false" fo:min-height="1.18cm" fo:min-width="4.953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fdc578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2e0ae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-color="#5565af"/>
      <style:paragraph-properties fo:text-align="center"/>
    </style:style>
    <style:style style:name="P8" style:family="paragraph">
      <loext:graphic-properties draw:fill-color="#c2e0ae"/>
      <style:paragraph-properties fo:text-align="center"/>
    </style:style>
    <style:style style:name="P9" style:family="paragraph">
      <loext:graphic-properties draw:fill-color="#fff450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27cm" svg:height="1.27cm" svg:x="6.571cm" svg:y="1.80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1.27cm" svg:height="1.27cm" svg:x="4.893cm" svg:y="1.8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1.27cm" svg:height="1.27cm" svg:x="3.061cm" svg:y="1.8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1.27cm" svg:height="1.27cm" svg:x="1.329cm" svg:y="1.8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2" draw:layer="layout" svg:width="3.175cm" svg:height="2.921cm" svg:x="3.931cm" svg:y="5.826cm">
          <text:p text:style-name="P1">Aggregato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4" draw:layer="layout" svg:width="4.191cm" svg:height="4.318cm" svg:x="14.908cm" svg:y="5.318cm">
          <text:p text:style-name="P3">First </text:p>
          <text:p text:style-name="P3">Messa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5" draw:layer="layout" svg:x1="7.35cm" svg:y1="7.477cm" svg:x2="14.462cm" svg:y2="7.477cm">
          <text:p/>
        </draw:line>
        <draw:custom-shape draw:style-name="gr6" draw:text-style-name="P6" draw:layer="layout" svg:width="0.762cm" svg:height="2.921cm" svg:x="16.621cm" svg:y="9.836cm">
          <text:p text:style-name="P3">YES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5.842cm" svg:height="1.524cm" svg:x="13.864cm" svg:y="13.667cm">
          <text:p text:style-name="P1">DataStore</text:p>
          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
        </draw:custom-shape>
        <draw:line draw:style-name="gr5" draw:text-style-name="P5" draw:layer="layout" svg:x1="5.555cm" svg:y1="8.978cm" svg:x2="5.572cm" svg:y2="12.049cm">
          <text:p/>
        </draw:line>
        <draw:custom-shape draw:style-name="gr8" draw:text-style-name="P8" draw:layer="layout" svg:width="5.588cm" svg:height="0.762cm" svg:x="7.731cm" svg:y="14.081cm">
          <text:p text:style-name="P1">YES</text:p>
          <draw:enhanced-geometry svg:viewBox="0 0 21600 21600" draw:text-areas="0 ?f0 ?f5 ?f2" draw:type="right-arrow" draw:modifiers="20172.954737138 4347.16981132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81cm" svg:height="4.318cm" svg:x="3.691cm" svg:y="12.303cm">
          <text:p text:style-name="P1">Aggregation </text:p>
          <text:p text:style-name="P1">Comple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5.535cm" svg:y1="3.289cm" svg:x2="5.554cm" svg:y2="5.191cm">
          <text:p/>
        </draw:line>
        <draw:line draw:style-name="gr9" draw:text-style-name="P1" draw:layer="layout" svg:x1="3.704cm" svg:y1="3.389cm" svg:x2="3.723cm" svg:y2="5.291cm">
          <text:p/>
        </draw:line>
        <draw:line draw:style-name="gr9" draw:text-style-name="P1" draw:layer="layout" svg:x1="2.014cm" svg:y1="3.399cm" svg:x2="2.033cm" svg:y2="5.301cm">
          <text:p/>
        </draw:line>
        <draw:line draw:style-name="gr9" draw:text-style-name="P1" draw:layer="layout" svg:x1="7.141cm" svg:y1="3.286cm" svg:x2="7.16cm" svg:y2="5.188cm">
          <text:p/>
        </draw:line>
        <draw:custom-shape draw:style-name="gr10" draw:text-style-name="P9" draw:layer="layout" svg:width="7.747cm" svg:height="2.032cm" svg:x="7.223cm" svg:y="9.128cm">
          <text:p text:style-name="P1">Insert message reference </text:p>
          <text:p text:style-name="P1">in DB</text:p>
          <draw:enhanced-geometry svg:viewBox="0 0 21600 21600" draw:glue-points="10800 0 3160 3160 0 10800 3160 18440 10800 21600 18440 18440 21600 10800 18440 3160 ?f14 ?f15" draw:text-areas="3200 3200 18400 18400" draw:type="round-callout" draw:modifiers="26991.6365513681 15852.04131824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9" draw:layer="layout" svg:width="5.715cm" svg:height="1.778cm" svg:x="9.89cm" svg:y="16.621cm">
          <text:p text:style-name="P1">Delete message reference </text:p>
          <text:p text:style-name="P1">From DB</text:p>
          <draw:enhanced-geometry svg:viewBox="0 0 21600 21600" draw:text-areas="800 800 20800 20800" draw:type="round-rectangular-callout" draw:modifiers="1345.27641707488 -21976.391231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0" draw:layer="layout" svg:width="3.556cm" svg:height="1.143cm" svg:x="2.778cm" svg:y="1.057cm">
          <draw:text-box>
            <text:p>Mess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21:18:26.429327470</meta:creation-date>
    <dc:date>2020-01-31T23:02:07.064426524</dc:date>
    <meta:editing-duration>PT1H43M21S</meta:editing-duration>
    <meta:editing-cycles>27</meta:editing-cycles>
    <meta:generator>LibreOffice/6.0.7.3$Linux_X86_64 LibreOffice_project/00m0$Build-3</meta:generator>
    <meta:document-statistic meta:object-count="23"/>
  </office:meta>
</office:document-meta>
</file>